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Times New Roman" svg:font-family="'Times New Roman'" style:font-family-generic="roman"/>
    <style:font-face style:name=" Times New Roman,Bold" svg:font-family="'Times New Roman,Bold'" style:font-family-generic="roman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1c7e" officeooo:paragraph-rsid="001a1c7e"/>
    </style:style>
    <style:style style:name="P2" style:family="paragraph" style:parent-style-name="Standard">
      <style:paragraph-properties fo:text-align="start" style:justify-single-word="false"/>
      <style:text-properties officeooo:rsid="001a1c7e" officeooo:paragraph-rsid="001a1c7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1c7e" officeooo:paragraph-rsid="001a1c7e" style:font-weight-asian="bold" style:font-weight-complex="bold"/>
    </style:style>
    <style:style style:name="P5" style:family="paragraph" style:parent-style-name="Standard">
      <style:text-properties officeooo:paragraph-rsid="001a1c7e"/>
    </style:style>
    <style:style style:name="T1" style:family="text">
      <style:text-properties officeooo:rsid="001a1c7e"/>
    </style:style>
    <style:style style:name="T2" style:family="text">
      <style:text-properties style:font-name=" Times New Roman,Bold" fo:font-size="14pt" style:font-size-asian="14pt"/>
    </style:style>
    <style:style style:name="T3" style:family="text">
      <style:text-properties style:font-name=" Times New Roman" fo:font-size="14pt" style:font-size-asian="14pt"/>
    </style:style>
    <style:style style:name="T4" style:family="text">
      <style:text-properties style:font-name=" Times New Roman" fo:font-size="14pt" officeooo:rsid="001a1c7e" style:font-size-asian="14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ршиков П.А. 1537 </text:p>
      <text:p text:style-name="P1"/>
      <text:p text:style-name="P4"><text:span text:style-name="T2">ИЗУЧЕНИЕ ЭЛЕКТРОННОГО ОСЦИЛЛОГРАФА</text:span></text:p>
      <text:p text:style-name="P1"/>
      <text:p text:style-name="P1">Теоритическая часть:</text:p>
      <text:p text:style-name="P5"><text:span text:style-name="T1"><text:tab/></text:span><text:span text:style-name="T3">Электронный осциллограф — прибор, предназначенный для</text:span></text:p>
      <text:p text:style-name="P3"><text:span text:style-name="T3"><text:tab/>исследования быстропротекающих процессов в электрических цепях.</text:span></text:p>
      <text:p text:style-name="P3"><text:span text:style-name="T3"><text:tab/></text:span><text:span text:style-name="T4">Позволяющий наблюдать за функциональными зависимостями вида </text:span></text:p>
      <text:p text:style-name="P3"><text:span text:style-name="T4"><text:tab/>f(t)=y и f(x)=y</text:span></text:p>
      <text:p text:style-name="P2"><text:span text:style-name="T3"><text:tab/>Основными компанентами можно назвать: электронно-лучевая <text:tab/><text:tab/><text:tab/>трубка,генератор развёртки и синхронизатор.</text:span></text:p>
      <text:p text:style-name="P2"><text:span text:style-name="T3"/></text:p>
      <text:p text:style-name="P2"><text:span text:style-name="T3">Практическая чать. </text:span></text:p>
      <text:p text:style-name="P2"><text:span text:style-name="T3"><text:tab/>Упражнение 1:</text:span></text:p>
      <text:p text:style-name="P2"><text:span text:style-name="T3"/></text:p>
      <text:p text:style-name="P2"><draw:frame draw:style-name="fr1" draw:name="Объект1" text:anchor-type="paragraph" svg:width="18.837cm" svg:height="3.43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P1"><text:span text:style-name="T2"><text:tab/>Упражнение 2:</text:span></text:p>
      <text:p text:style-name="P1"><text:span text:style-name="T2"/></text:p>
      <text:p text:style-name="P1"><text:span text:style-name="T2"/></text:p>
      <text:p text:style-name="P1"><draw:frame draw:style-name="fr2" draw:name="Объект2" text:anchor-type="paragraph" svg:x="4.113cm" svg:y="0cm" svg:width="9.364cm" svg:height="2.59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 Times New Roman" svg:font-family="'Times New Roman'" style:font-family-generic="roman"/>
    <style:font-face style:name=" Times New Roman,Bold" svg:font-family="'Times New Roman,Bold'" style:font-family-generic="roman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2:58:43.998954848</meta:creation-date>
    <meta:print-date>2014-03-20T23:34:48.480784656</meta:print-date>
    <dc:date>2014-03-20T23:35:21.514769269</dc:date>
    <meta:editing-duration>PT13M27S</meta:editing-duration>
    <meta:editing-cycles>1</meta:editing-cycles>
    <meta:document-statistic meta:table-count="0" meta:image-count="0" meta:object-count="2" meta:page-count="1" meta:paragraph-count="11" meta:word-count="43" meta:character-count="419" meta:non-whitespace-character-count="373"/>
    <meta:generator>LibreOffice/4.2.2.1$Linux_X86_64 LibreOffice_project/4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1.718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10">
      <style:table-cell-properties fo:border="0.06pt solid #000000"/>
      <style:text-properties style:text-position=""/>
    </style:style>
    <style:style style:name="ce3" style:family="table-cell" style:parent-style-name="Default" style:data-style-name="N108">
      <style:table-cell-properties fo:border="0.06pt solid #000000"/>
      <style:text-properties style:text-position=""/>
    </style:style>
    <style:style style:name="ce4" style:family="table-cell" style:parent-style-name="Default" style:data-style-name="N109">
      <style:table-cell-properties fo:border="0.06pt solid #000000"/>
      <style:text-properties style:text-position=""/>
    </style:style>
    <style:style style:name="ce5" style:family="table-cell" style:parent-style-name="Default" style:data-style-name="N2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 style:data-style-name="N109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10"/>
        <table:table-row table:style-name="ro1">
          <table:table-cell office:value-type="string" calcext:value-type="string">
            <text:p>Частота </text:p>
            <text:p>Генератора,</text:p>
            <text:p>Сек</text:p>
          </table:table-cell>
          <table:table-cell office:value-type="string" calcext:value-type="string">
            <text:p>Эффективное</text:p>
            <text:p>Напряжение,</text:p>
            <text:p>В</text:p>
          </table:table-cell>
          <table:table-cell table:style-name="ce6" office:value-type="string" calcext:value-type="string">
            <text:p>Рассчётное</text:p>
            <text:p>Амплидудное</text:p>
            <text:p>Напряжение,</text:p>
            <text:p>В</text:p>
          </table:table-cell>
          <table:table-cell table:style-name="ce8" office:value-type="string" calcext:value-type="string">
            <text:p>Период,</text:p>
            <text:p>С</text:p>
          </table:table-cell>
          <table:table-cell office:value-type="string" calcext:value-type="string">
            <text:p>Частота,</text:p>
            <text:p>Гц</text:p>
          </table:table-cell>
          <table:table-cell office:value-type="string" calcext:value-type="string">
            <text:p>Амплидудное</text:p>
            <text:p>Напряжение,</text:p>
            <text:p>В</text:p>
          </table:table-cell>
          <table:table-cell office:value-type="string" calcext:value-type="string">
            <text:p>Погрешность</text:p>
            <text:p>Частоты,</text:p>
            <text:p>Гц</text:p>
          </table:table-cell>
          <table:table-cell table:style-name="ce6" office:value-type="string" calcext:value-type="string">
            <text:p>Погрешность</text:p>
            <text:p>Амплитудного</text:p>
            <text:p>Напряжения,</text:p>
            <text:p>В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.445" calcext:value-type="float">
            <text:p>3.445</text:p>
          </table:table-cell>
          <table:table-cell table:formula="of:=[.B2]*SQRT(2)" office:value-type="float" office:value="4.87196572237531" calcext:value-type="float">
            <text:p/>
          </table:table-cell>
          <table:table-cell office:value-type="float" office:value="0.01" calcext:value-type="float">
            <text:p>0.01</text:p>
          </table:table-cell>
          <table:table-cell table:formula="of:=1/[.D2]" office:value-type="float" office:value="100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ABS([.E2]-[.A2])" office:value-type="float" office:value="0" calcext:value-type="float">
            <text:p/>
          </table:table-cell>
          <table:table-cell table:formula="of:=ABS([.F2]-[.C2])" office:value-type="float" office:value="0.128034277624687" calcext:value-type="float">
            <text:p/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.448" calcext:value-type="float">
            <text:p>3.448</text:p>
          </table:table-cell>
          <table:table-cell table:formula="of:=[.B3]*SQRT(2)" office:value-type="float" office:value="4.87620836306243" calcext:value-type="float">
            <text:p/>
          </table:table-cell>
          <table:table-cell office:value-type="float" office:value="0.002" calcext:value-type="float">
            <text:p>0.002</text:p>
          </table:table-cell>
          <table:table-cell table:formula="of:=1/[.D3]" office:value-type="float" office:value="500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ABS([.E3]-[.A3])" office:value-type="float" office:value="0" calcext:value-type="float">
            <text:p/>
          </table:table-cell>
          <table:table-cell table:formula="of:=ABS([.F3]-[.C3])" office:value-type="float" office:value="0.123791636937568" calcext:value-type="float">
            <text:p/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.448" calcext:value-type="float">
            <text:p>3.448</text:p>
          </table:table-cell>
          <table:table-cell table:formula="of:=[.B4]*SQRT(2)" office:value-type="float" office:value="4.87620836306243" calcext:value-type="float">
            <text:p/>
          </table:table-cell>
          <table:table-cell office:value-type="float" office:value="0.001" calcext:value-type="float">
            <text:p>0.001</text:p>
          </table:table-cell>
          <table:table-cell table:formula="of:=1/[.D4]" office:value-type="float" office:value="1000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ABS([.E4]-[.A4])" office:value-type="float" office:value="0" calcext:value-type="float">
            <text:p/>
          </table:table-cell>
          <table:table-cell table:formula="of:=ABS([.F4]-[.C4])" office:value-type="float" office:value="0.123791636937568" calcext:value-type="float">
            <text:p/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.448" calcext:value-type="float">
            <text:p>3.448</text:p>
          </table:table-cell>
          <table:table-cell table:formula="of:=[.B5]*SQRT(2)" office:value-type="float" office:value="4.87620836306243" calcext:value-type="float">
            <text:p/>
          </table:table-cell>
          <table:table-cell table:formula="of:=0.2*0.0005" office:value-type="float" office:value="0.0001" calcext:value-type="float">
            <text:p/>
          </table:table-cell>
          <table:table-cell table:formula="of:=1/[.D5]" office:value-type="float" office:value="10000" calcext:value-type="float">
            <text:p/>
          </table:table-cell>
          <table:table-cell office:value-type="float" office:value="5" calcext:value-type="float">
            <text:p>5</text:p>
          </table:table-cell>
          <table:table-cell table:formula="of:=ABS([.E5]-[.A5])" office:value-type="float" office:value="0" calcext:value-type="float">
            <text:p/>
          </table:table-cell>
          <table:table-cell table:formula="of:=ABS([.F5]-[.C5])" office:value-type="float" office:value="0.123791636937568" calcext:value-type="float">
            <text:p/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 style:data-style-name="N2" text:time-value="23:21:11.8591299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9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2">
          <table:table-cell table:style-name="ce1" office:value-type="string" calcext:value-type="string">
            <text:p>Частота </text:p>
            <text:p>Генератора,</text:p>
            <text:p>Сек</text:p>
          </table:table-cell>
          <table:table-cell table:style-name="ce2" office:value-type="string" calcext:value-type="string">
            <text:p>Период,</text:p>
            <text:p>С</text:p>
          </table:table-cell>
          <table:table-cell table:style-name="ce1" office:value-type="string" calcext:value-type="string">
            <text:p>Частота,</text:p>
            <text:p>Гц</text:p>
          </table:table-cell>
          <table:table-cell table:style-name="ce1" office:value-type="string" calcext:value-type="string">
            <text:p>скважность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table:formula="of:=5.2*2*0.01" office:value-type="float" office:value="0.104" calcext:value-type="float">
            <text:p/>
          </table:table-cell>
          <table:table-cell table:style-name="ce1" table:formula="of:=0.2*2*0.01" office:value-type="float" office:value="0.004" calcext:value-type="float">
            <text:p/>
          </table:table-cell>
          <table:table-cell table:style-name="ce1" table:formula="of:=[.B10]/[.C10]" office:value-type="float" office:value="26" calcext:value-type="float">
            <text:p/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3" table:formula="of:=0.9*0.01" office:value-type="float" office:value="0.009" calcext:value-type="float">
            <text:p/>
          </table:table-cell>
          <table:table-cell table:style-name="ce1" table:formula="of:=0.5*0.01" office:value-type="float" office:value="0.005" calcext:value-type="float">
            <text:p/>
          </table:table-cell>
          <table:table-cell table:style-name="ce1" table:formula="of:=[.B11]/[.C11]" office:value-type="float" office:value="1.8" calcext:value-type="float">
            <text:p/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3" table:formula="of:=1.1*0.2*0.01" office:value-type="float" office:value="0.0022" calcext:value-type="float">
            <text:p/>
          </table:table-cell>
          <table:table-cell table:style-name="ce1" table:formula="of:=0.5*0.2*0.01" office:value-type="float" office:value="0.001" calcext:value-type="float">
            <text:p/>
          </table:table-cell>
          <table:table-cell table:style-name="ce1" table:formula="of:=[.B12]/[.C12]" office:value-type="float" office:value="2.2" calcext:value-type="float">
            <text:p/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 style:data-style-name="N2" text:time-value="23:34:41.07318043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